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busquedaBinaria10e5" table:style-name="ta1">
        <table:shapes>
          <draw:frame draw:z-index="0" draw:style-name="gr1" draw:text-style-name="P1" svg:width="16.002cm" svg:height="9.005cm" svg:x="20.188cm" svg:y="11.635cm">
            <draw:object draw:notify-on-update-of-ranges="Resultados_busquedaBinaria10e5.B1:Resultados_busquedaBinaria10e5.B1 Resultados_busquedaBinaria10e5.B2:Resultados_busquedaBinaria10e5.B51 Resultados_busquedaBinaria10e5.C1:Resultados_busquedaBinaria10e5.C1 Resultados_busquedaBinaria10e5.C2:Resultados_busquedaBinaria10e5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5cm" svg:x="20.062cm" svg:y="1.859cm">
            <draw:object draw:notify-on-update-of-ranges="Resultados_busquedaBinaria10e5.D1:Resultados_busquedaBinaria10e5.D1 Resultados_busquedaBinaria10e5.D2:Resultados_busquedaBinaria10e5.D51 Resultados_busquedaBinaria10e5.E1:Resultados_busquedaBinaria10e5.E1 Resultados_busquedaBinaria10e5.E2:Resultados_busquedaBinaria10e5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58" calcext:value-type="float">
            <text:p>158</text:p>
          </table:table-cell>
          <table:table-cell table:formula="of:=AVERAGE([.B2:.B2])" office:value-type="float" office:value="550" calcext:value-type="float">
            <text:p>550,00</text:p>
          </table:table-cell>
          <table:table-cell table:formula="of:=AVERAGE([.C2:.C2])" office:value-type="float" office:value="158" calcext:value-type="float">
            <text:p>158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formula="of:=AVERAGE([.B2:.B3])" office:value-type="float" office:value="348.5" calcext:value-type="float">
            <text:p>348,50</text:p>
          </table:table-cell>
          <table:table-cell table:formula="of:=AVERAGE([.C2:.C3])" office:value-type="float" office:value="187" calcext:value-type="float">
            <text:p>187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formula="of:=AVERAGE([.B2:.B4])" office:value-type="float" office:value="280.333333333333" calcext:value-type="float">
            <text:p>280,33</text:p>
          </table:table-cell>
          <table:table-cell table:formula="of:=AVERAGE([.C2:.C4])" office:value-type="float" office:value="171.333333333333" calcext:value-type="float">
            <text:p>171,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formula="of:=AVERAGE([.B2:.B5])" office:value-type="float" office:value="242.25" calcext:value-type="float">
            <text:p>242,25</text:p>
          </table:table-cell>
          <table:table-cell table:formula="of:=AVERAGE([.C2:.C5])" office:value-type="float" office:value="157" calcext:value-type="float">
            <text:p>157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85" calcext:value-type="float">
            <text:p>285</text:p>
          </table:table-cell>
          <table:table-cell table:formula="of:=AVERAGE([.B2:.B6])" office:value-type="float" office:value="216" calcext:value-type="float">
            <text:p>216,00</text:p>
          </table:table-cell>
          <table:table-cell table:formula="of:=AVERAGE([.C2:.C6])" office:value-type="float" office:value="182.6" calcext:value-type="float">
            <text:p>182,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table:formula="of:=AVERAGE([.B2:.B7])" office:value-type="float" office:value="212.666666666667" calcext:value-type="float">
            <text:p>212,67</text:p>
          </table:table-cell>
          <table:table-cell table:formula="of:=AVERAGE([.C2:.C7])" office:value-type="float" office:value="172.166666666667" calcext:value-type="float">
            <text:p>172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formula="of:=AVERAGE([.B2:.B8])" office:value-type="float" office:value="200.571428571429" calcext:value-type="float">
            <text:p>200,57</text:p>
          </table:table-cell>
          <table:table-cell table:formula="of:=AVERAGE([.C2:.C8])" office:value-type="float" office:value="165.285714285714" calcext:value-type="float">
            <text:p>165,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formula="of:=AVERAGE([.B2:.B9])" office:value-type="float" office:value="191.125" calcext:value-type="float">
            <text:p>191,13</text:p>
          </table:table-cell>
          <table:table-cell table:formula="of:=AVERAGE([.C2:.C9])" office:value-type="float" office:value="168.125" calcext:value-type="float">
            <text:p>168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formula="of:=AVERAGE([.B2:.B10])" office:value-type="float" office:value="186.111111111111" calcext:value-type="float">
            <text:p>186,11</text:p>
          </table:table-cell>
          <table:table-cell table:formula="of:=AVERAGE([.C2:.C10])" office:value-type="float" office:value="165.555555555556" calcext:value-type="float">
            <text:p>165,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formula="of:=AVERAGE([.B2:.B11])" office:value-type="float" office:value="180.4" calcext:value-type="float">
            <text:p>180,40</text:p>
          </table:table-cell>
          <table:table-cell table:formula="of:=AVERAGE([.C2:.C11])" office:value-type="float" office:value="161.2" calcext:value-type="float">
            <text:p>161,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formula="of:=AVERAGE([.B2:.B12])" office:value-type="float" office:value="177.181818181818" calcext:value-type="float">
            <text:p>177,18</text:p>
          </table:table-cell>
          <table:table-cell table:formula="of:=AVERAGE([.C2:.C12])" office:value-type="float" office:value="159.818181818182" calcext:value-type="float">
            <text:p>159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table:formula="of:=AVERAGE([.B2:.B13])" office:value-type="float" office:value="175.5" calcext:value-type="float">
            <text:p>175,50</text:p>
          </table:table-cell>
          <table:table-cell table:formula="of:=AVERAGE([.C2:.C13])" office:value-type="float" office:value="162.583333333333" calcext:value-type="float">
            <text:p>162,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20" calcext:value-type="float">
            <text:p>220</text:p>
          </table:table-cell>
          <table:table-cell table:formula="of:=AVERAGE([.B2:.B14])" office:value-type="float" office:value="173.153846153846" calcext:value-type="float">
            <text:p>173,15</text:p>
          </table:table-cell>
          <table:table-cell table:formula="of:=AVERAGE([.C2:.C14])" office:value-type="float" office:value="167" calcext:value-type="float">
            <text:p>167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formula="of:=AVERAGE([.B2:.B15])" office:value-type="float" office:value="170.928571428571" calcext:value-type="float">
            <text:p>170,93</text:p>
          </table:table-cell>
          <table:table-cell table:formula="of:=AVERAGE([.C2:.C15])" office:value-type="float" office:value="176.785714285714" calcext:value-type="float">
            <text:p>176,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6" calcext:value-type="float">
            <text:p>536</text:p>
          </table:table-cell>
          <table:table-cell office:value-type="float" office:value="254" calcext:value-type="float">
            <text:p>254</text:p>
          </table:table-cell>
          <table:table-cell table:formula="of:=AVERAGE([.B2:.B16])" office:value-type="float" office:value="195.266666666667" calcext:value-type="float">
            <text:p>195,27</text:p>
          </table:table-cell>
          <table:table-cell table:formula="of:=AVERAGE([.C2:.C16])" office:value-type="float" office:value="181.933333333333" calcext:value-type="float">
            <text:p>181,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67" calcext:value-type="float">
            <text:p>267</text:p>
          </table:table-cell>
          <table:table-cell table:formula="of:=AVERAGE([.B2:.B17])" office:value-type="float" office:value="192.75" calcext:value-type="float">
            <text:p>192,75</text:p>
          </table:table-cell>
          <table:table-cell table:formula="of:=AVERAGE([.C2:.C17])" office:value-type="float" office:value="187.25" calcext:value-type="float">
            <text:p>187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table:formula="of:=AVERAGE([.B2:.B18])" office:value-type="float" office:value="190.235294117647" calcext:value-type="float">
            <text:p>190,24</text:p>
          </table:table-cell>
          <table:table-cell table:formula="of:=AVERAGE([.C2:.C18])" office:value-type="float" office:value="183.235294117647" calcext:value-type="float">
            <text:p>183,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table:formula="of:=AVERAGE([.B2:.B19])" office:value-type="float" office:value="189.166666666667" calcext:value-type="float">
            <text:p>189,17</text:p>
          </table:table-cell>
          <table:table-cell table:formula="of:=AVERAGE([.C2:.C19])" office:value-type="float" office:value="184.5" calcext:value-type="float">
            <text:p>184,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table:formula="of:=AVERAGE([.B2:.B20])" office:value-type="float" office:value="186.631578947368" calcext:value-type="float">
            <text:p>186,63</text:p>
          </table:table-cell>
          <table:table-cell table:formula="of:=AVERAGE([.C2:.C20])" office:value-type="float" office:value="183.473684210526" calcext:value-type="float">
            <text:p>183,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table:formula="of:=AVERAGE([.B2:.B21])" office:value-type="float" office:value="184.1" calcext:value-type="float">
            <text:p>184,10</text:p>
          </table:table-cell>
          <table:table-cell table:formula="of:=AVERAGE([.C2:.C21])" office:value-type="float" office:value="180.3" calcext:value-type="float">
            <text:p>180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table:formula="of:=AVERAGE([.B2:.B22])" office:value-type="float" office:value="181.809523809524" calcext:value-type="float">
            <text:p>181,81</text:p>
          </table:table-cell>
          <table:table-cell table:formula="of:=AVERAGE([.C2:.C22])" office:value-type="float" office:value="177.619047619048" calcext:value-type="float">
            <text:p>177,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formula="of:=AVERAGE([.B2:.B23])" office:value-type="float" office:value="179.590909090909" calcext:value-type="float">
            <text:p>179,59</text:p>
          </table:table-cell>
          <table:table-cell table:formula="of:=AVERAGE([.C2:.C23])" office:value-type="float" office:value="175.5" calcext:value-type="float">
            <text:p>175,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table:formula="of:=AVERAGE([.B2:.B24])" office:value-type="float" office:value="178.652173913043" calcext:value-type="float">
            <text:p>178,65</text:p>
          </table:table-cell>
          <table:table-cell table:formula="of:=AVERAGE([.C2:.C24])" office:value-type="float" office:value="173.347826086957" calcext:value-type="float">
            <text:p>173,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table:formula="of:=AVERAGE([.B2:.B25])" office:value-type="float" office:value="176.875" calcext:value-type="float">
            <text:p>176,88</text:p>
          </table:table-cell>
          <table:table-cell table:formula="of:=AVERAGE([.C2:.C25])" office:value-type="float" office:value="172.625" calcext:value-type="float">
            <text:p>172,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AVERAGE([.B2:.B26])" office:value-type="float" office:value="175.4" calcext:value-type="float">
            <text:p>175,40</text:p>
          </table:table-cell>
          <table:table-cell table:formula="of:=AVERAGE([.C2:.C26])" office:value-type="float" office:value="171.08" calcext:value-type="float">
            <text:p>171,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formula="of:=AVERAGE([.B2:.B27])" office:value-type="float" office:value="173.692307692308" calcext:value-type="float">
            <text:p>173,69</text:p>
          </table:table-cell>
          <table:table-cell table:formula="of:=AVERAGE([.C2:.C27])" office:value-type="float" office:value="169.153846153846" calcext:value-type="float">
            <text:p>169,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table:formula="of:=AVERAGE([.B2:.B28])" office:value-type="float" office:value="172.333333333333" calcext:value-type="float">
            <text:p>172,33</text:p>
          </table:table-cell>
          <table:table-cell table:formula="of:=AVERAGE([.C2:.C28])" office:value-type="float" office:value="168.555555555556" calcext:value-type="float">
            <text:p>168,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table:formula="of:=AVERAGE([.B2:.B29])" office:value-type="float" office:value="172.964285714286" calcext:value-type="float">
            <text:p>172,96</text:p>
          </table:table-cell>
          <table:table-cell table:formula="of:=AVERAGE([.C2:.C29])" office:value-type="float" office:value="168.035714285714" calcext:value-type="float">
            <text:p>168,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formula="of:=AVERAGE([.B2:.B30])" office:value-type="float" office:value="172.206896551724" calcext:value-type="float">
            <text:p>172,21</text:p>
          </table:table-cell>
          <table:table-cell table:formula="of:=AVERAGE([.C2:.C30])" office:value-type="float" office:value="167.241379310345" calcext:value-type="float">
            <text:p>167,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formula="of:=AVERAGE([.B2:.B31])" office:value-type="float" office:value="170.966666666667" calcext:value-type="float">
            <text:p>170,97</text:p>
          </table:table-cell>
          <table:table-cell table:formula="of:=AVERAGE([.C2:.C31])" office:value-type="float" office:value="166.533333333333" calcext:value-type="float">
            <text:p>166,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table:formula="of:=AVERAGE([.B2:.B32])" office:value-type="float" office:value="169.870967741936" calcext:value-type="float">
            <text:p>169,87</text:p>
          </table:table-cell>
          <table:table-cell table:formula="of:=AVERAGE([.C2:.C32])" office:value-type="float" office:value="167.774193548387" calcext:value-type="float">
            <text:p>167,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" calcext:value-type="float">
            <text:p>199</text:p>
          </table:table-cell>
          <table:table-cell office:value-type="float" office:value="133" calcext:value-type="float">
            <text:p>133</text:p>
          </table:table-cell>
          <table:table-cell table:formula="of:=AVERAGE([.B2:.B33])" office:value-type="float" office:value="170.78125" calcext:value-type="float">
            <text:p>170,78</text:p>
          </table:table-cell>
          <table:table-cell table:formula="of:=AVERAGE([.C2:.C33])" office:value-type="float" office:value="166.6875" calcext:value-type="float">
            <text:p>166,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formula="of:=AVERAGE([.B2:.B34])" office:value-type="float" office:value="170.30303030303" calcext:value-type="float">
            <text:p>170,30</text:p>
          </table:table-cell>
          <table:table-cell table:formula="of:=AVERAGE([.C2:.C34])" office:value-type="float" office:value="165.272727272727" calcext:value-type="float">
            <text:p>165,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282" calcext:value-type="float">
            <text:p>282</text:p>
          </table:table-cell>
          <table:table-cell table:formula="of:=AVERAGE([.B2:.B35])" office:value-type="float" office:value="169.852941176471" calcext:value-type="float">
            <text:p>169,85</text:p>
          </table:table-cell>
          <table:table-cell table:formula="of:=AVERAGE([.C2:.C35])" office:value-type="float" office:value="168.705882352941" calcext:value-type="float">
            <text:p>168,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261" calcext:value-type="float">
            <text:p>261</text:p>
          </table:table-cell>
          <table:table-cell table:formula="of:=AVERAGE([.B2:.B36])" office:value-type="float" office:value="171.171428571429" calcext:value-type="float">
            <text:p>171,17</text:p>
          </table:table-cell>
          <table:table-cell table:formula="of:=AVERAGE([.C2:.C36])" office:value-type="float" office:value="171.342857142857" calcext:value-type="float">
            <text:p>171,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AVERAGE([.B2:.B37])" office:value-type="float" office:value="170.333333333333" calcext:value-type="float">
            <text:p>170,33</text:p>
          </table:table-cell>
          <table:table-cell table:formula="of:=AVERAGE([.C2:.C37])" office:value-type="float" office:value="174.416666666667" calcext:value-type="float">
            <text:p>174,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  <table:table-cell office:value-type="float" office:value="268" calcext:value-type="float">
            <text:p>268</text:p>
          </table:table-cell>
          <table:table-cell table:formula="of:=AVERAGE([.B2:.B38])" office:value-type="float" office:value="169.108108108108" calcext:value-type="float">
            <text:p>169,11</text:p>
          </table:table-cell>
          <table:table-cell table:formula="of:=AVERAGE([.C2:.C38])" office:value-type="float" office:value="176.945945945946" calcext:value-type="float">
            <text:p>176,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table:formula="of:=AVERAGE([.B2:.B39])" office:value-type="float" office:value="170.078947368421" calcext:value-type="float">
            <text:p>170,08</text:p>
          </table:table-cell>
          <table:table-cell table:formula="of:=AVERAGE([.C2:.C39])" office:value-type="float" office:value="178.684210526316" calcext:value-type="float">
            <text:p>178,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float" office:value="131" calcext:value-type="float">
            <text:p>131</text:p>
          </table:table-cell>
          <table:table-cell table:formula="of:=AVERAGE([.B2:.B40])" office:value-type="float" office:value="173.615384615385" calcext:value-type="float">
            <text:p>173,62</text:p>
          </table:table-cell>
          <table:table-cell table:formula="of:=AVERAGE([.C2:.C40])" office:value-type="float" office:value="177.461538461538" calcext:value-type="float">
            <text:p>177,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227" calcext:value-type="float">
            <text:p>227</text:p>
          </table:table-cell>
          <table:table-cell table:formula="of:=AVERAGE([.B2:.B41])" office:value-type="float" office:value="172.15" calcext:value-type="float">
            <text:p>172,15</text:p>
          </table:table-cell>
          <table:table-cell table:formula="of:=AVERAGE([.C2:.C41])" office:value-type="float" office:value="178.7" calcext:value-type="float">
            <text:p>178,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table:formula="of:=AVERAGE([.B2:.B42])" office:value-type="float" office:value="170.536585365854" calcext:value-type="float">
            <text:p>170,54</text:p>
          </table:table-cell>
          <table:table-cell table:formula="of:=AVERAGE([.C2:.C42])" office:value-type="float" office:value="178.926829268293" calcext:value-type="float">
            <text:p>178,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table:formula="of:=AVERAGE([.B2:.B43])" office:value-type="float" office:value="170.452380952381" calcext:value-type="float">
            <text:p>170,45</text:p>
          </table:table-cell>
          <table:table-cell table:formula="of:=AVERAGE([.C2:.C43])" office:value-type="float" office:value="178.547619047619" calcext:value-type="float">
            <text:p>178,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table:formula="of:=AVERAGE([.B2:.B44])" office:value-type="float" office:value="169.883720930233" calcext:value-type="float">
            <text:p>169,88</text:p>
          </table:table-cell>
          <table:table-cell table:formula="of:=AVERAGE([.C2:.C44])" office:value-type="float" office:value="178.627906976744" calcext:value-type="float">
            <text:p>178,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office:value-type="float" office:value="233" calcext:value-type="float">
            <text:p>233</text:p>
          </table:table-cell>
          <table:table-cell table:formula="of:=AVERAGE([.B2:.B45])" office:value-type="float" office:value="169.727272727273" calcext:value-type="float">
            <text:p>169,73</text:p>
          </table:table-cell>
          <table:table-cell table:formula="of:=AVERAGE([.C2:.C45])" office:value-type="float" office:value="179.863636363636" calcext:value-type="float">
            <text:p>179,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242" calcext:value-type="float">
            <text:p>242</text:p>
          </table:table-cell>
          <table:table-cell table:formula="of:=AVERAGE([.B2:.B46])" office:value-type="float" office:value="169.111111111111" calcext:value-type="float">
            <text:p>169,11</text:p>
          </table:table-cell>
          <table:table-cell table:formula="of:=AVERAGE([.C2:.C46])" office:value-type="float" office:value="181.244444444444" calcext:value-type="float">
            <text:p>181,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formula="of:=AVERAGE([.B2:.B47])" office:value-type="float" office:value="170.260869565217" calcext:value-type="float">
            <text:p>170,26</text:p>
          </table:table-cell>
          <table:table-cell table:formula="of:=AVERAGE([.C2:.C47])" office:value-type="float" office:value="182.347826086957" calcext:value-type="float">
            <text:p>182,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formula="of:=AVERAGE([.B2:.B48])" office:value-type="float" office:value="170.446808510638" calcext:value-type="float">
            <text:p>170,45</text:p>
          </table:table-cell>
          <table:table-cell table:formula="of:=AVERAGE([.C2:.C48])" office:value-type="float" office:value="182.170212765957" calcext:value-type="float">
            <text:p>182,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193" calcext:value-type="float">
            <text:p>193</text:p>
          </table:table-cell>
          <table:table-cell table:formula="of:=AVERAGE([.B2:.B49])" office:value-type="float" office:value="178" calcext:value-type="float">
            <text:p>178,00</text:p>
          </table:table-cell>
          <table:table-cell table:formula="of:=AVERAGE([.C2:.C49])" office:value-type="float" office:value="182.395833333333" calcext:value-type="float">
            <text:p>182,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 table:formula="of:=AVERAGE([.B2:.B50])" office:value-type="float" office:value="178.571428571429" calcext:value-type="float">
            <text:p>178,57</text:p>
          </table:table-cell>
          <table:table-cell table:formula="of:=AVERAGE([.C2:.C50])" office:value-type="float" office:value="183.367346938776" calcext:value-type="float">
            <text:p>183,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table:formula="of:=AVERAGE([.B2:.B51])" office:value-type="float" office:value="178.04" calcext:value-type="float">
            <text:p>178,04</text:p>
          </table:table-cell>
          <table:table-cell table:formula="of:=AVERAGE([.C2:.C51])" office:value-type="float" office:value="183.38" calcext:value-type="float">
            <text:p>183,38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3:13:59.8486627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03:17:45.794698092</dc:date>
    <meta:editing-duration>PT4M41S</meta:editing-duration>
    <meta:editing-cycles>3</meta:editing-cycles>
    <meta:generator>LibreOffice/7.5.5.2$Linux_X86_64 LibreOffice_project/50$Build-2</meta:generator>
    <meta:document-statistic meta:table-count="1" meta:cell-count="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4.849cm" svg:y="0.316cm" chart:style-name="ch2">
          <text:p>Tiempo Búsqueda Binaria 10e5</text:p>
        </chart:title>
        <chart:legend chart:legend-position="end" svg:x="11.643cm" svg:y="3.955cm" style:legend-expansion="high" chart:style-name="ch3"/>
        <chart:plot-area chart:style-name="ch4" table:cell-range-address="Resultados_busquedaBinaria10e5.B1:Resultados_busquedaBinaria10e5.C51" chart:data-source-has-labels="row" svg:x="1.331cm" svg:y="1.275cm" svg:width="9.992cm" svg:height="6.57cm">
          <chart:coordinate-region svg:x="2.138cm" svg:y="1.474cm" svg:width="9.185cm" svg:height="5.579cm"/>
          <chart:axis chart:dimension="x" chart:name="primary-x" chart:style-name="ch5">
            <chart:title svg:x="5.648cm" svg:y="8.025cm" chart:style-name="ch6">
              <text:p>Iteración</text:p>
            </chart:title>
          </chart:axis>
          <chart:axis chart:dimension="y" chart:name="primary-y" chart:style-name="ch5">
            <chart:title svg:x="0.451cm" svg:y="5.477cm" chart:style-name="ch7">
              <text:p>Tiempo (ns)</text:p>
            </chart:title>
            <chart:grid chart:style-name="ch8" chart:class="major"/>
          </chart:axis>
          <chart:series chart:style-name="ch9" chart:values-cell-range-address="Resultados_busquedaBinaria10e5.B2:Resultados_busquedaBinaria10e5.B51" chart:label-cell-address="Resultados_busquedaBinaria10e5.B1:Resultados_busquedaBinaria10e5.B1" chart:class="chart:line">
            <chart:data-point chart:repeated="50"/>
          </chart:series>
          <chart:series chart:style-name="ch10" chart:values-cell-range-address="Resultados_busquedaBinaria10e5.C2:Resultados_busquedaBinaria10e5.C51" chart:label-cell-address="Resultados_busquedaBinaria10e5.C1:Resultados_busquedaBinaria10e5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Lineal (ns)</text:p>
                <draw:g>
                  <svg:desc>Resultados_busquedaBinaria10e5.B1:Resultados_busquedaBinaria10e5.B1</svg:desc>
                </draw:g>
              </table:table-cell>
              <table:table-cell office:value-type="string">
                <text:p>Tiempo Normal (ns)</text:p>
                <draw:g>
                  <svg:desc>Resultados_busquedaBinaria10e5.C1:Resultados_busquedaBinaria10e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Resultados_busquedaBinaria10e5.B2:Resultados_busquedaBinaria10e5.B51</svg:desc>
                </draw:g>
              </table:table-cell>
              <table:table-cell office:value-type="float" office:value="158">
                <text:p>158</text:p>
                <draw:g>
                  <svg:desc>Resultados_busquedaBinaria10e5.C2:Resultados_busquedaBinaria10e5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">
                <text:p>1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6">
                <text:p>5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">
                <text:p>1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">
                <text:p>1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">
                <text:p>1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">
                <text:p>13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">
                <text:p>15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6">
                <text:p>2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">
                <text:p>30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">
                <text:p>10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7">
                <text:p>16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">
                <text:p>1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3">
                <text:p>16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2">
                <text:p>2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">
                <text:p>17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3">
                <text:p>5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6">
                <text:p>20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3.853cm" svg:y="0.316cm" chart:style-name="ch2">
          <text:p>Tiempo Promedio Búsqueda Binaria 10e5</text:p>
        </chart:title>
        <chart:legend chart:legend-position="end" svg:x="11.345cm" svg:y="3.955cm" style:legend-expansion="high" chart:style-name="ch3"/>
        <chart:plot-area chart:style-name="ch4" table:cell-range-address="Resultados_busquedaBinaria10e5.D1:Resultados_busquedaBinaria10e5.E51" chart:data-source-has-labels="row" svg:x="1.331cm" svg:y="1.275cm" svg:width="9.694cm" svg:height="6.57cm">
          <chart:coordinate-region svg:x="2.614cm" svg:y="1.474cm" svg:width="8.411cm" svg:height="5.579cm"/>
          <chart:axis chart:dimension="x" chart:name="primary-x" chart:style-name="ch5">
            <chart:title svg:x="5.499cm" svg:y="8.025cm" chart:style-name="ch6">
              <text:p>Iteración</text:p>
            </chart:title>
          </chart:axis>
          <chart:axis chart:dimension="y" chart:name="primary-y" chart:style-name="ch7">
            <chart:title svg:x="0.451cm" svg:y="5.636cm" chart:style-name="ch8">
              <text:p>Promedio (ns)</text:p>
            </chart:title>
            <chart:grid chart:style-name="ch9" chart:class="major"/>
          </chart:axis>
          <chart:series chart:style-name="ch10" chart:values-cell-range-address="Resultados_busquedaBinaria10e5.D2:Resultados_busquedaBinaria10e5.D51" chart:label-cell-address="Resultados_busquedaBinaria10e5.D1:Resultados_busquedaBinaria10e5.D1" chart:class="chart:line">
            <chart:data-point chart:repeated="50"/>
          </chart:series>
          <chart:series chart:style-name="ch11" chart:values-cell-range-address="Resultados_busquedaBinaria10e5.E2:Resultados_busquedaBinaria10e5.E51" chart:label-cell-address="Resultados_busquedaBinaria10e5.E1:Resultados_busquedaBinaria10e5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Lineal (ns)</text:p>
                <draw:g>
                  <svg:desc>Resultados_busquedaBinaria10e5.D1:Resultados_busquedaBinaria10e5.D1</svg:desc>
                </draw:g>
              </table:table-cell>
              <table:table-cell office:value-type="string">
                <text:p>Promedio Normal (ns)</text:p>
                <draw:g>
                  <svg:desc>Resultados_busquedaBinaria10e5.E1:Resultados_busquedaBinaria10e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Resultados_busquedaBinaria10e5.D2:Resultados_busquedaBinaria10e5.D51</svg:desc>
                </draw:g>
              </table:table-cell>
              <table:table-cell office:value-type="float" office:value="158">
                <text:p>158</text:p>
                <draw:g>
                  <svg:desc>Resultados_busquedaBinaria10e5.E2:Resultados_busquedaBinaria10e5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5">
                <text:p>348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.333333333333">
                <text:p>280.333333333333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.25">
                <text:p>242.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">
                <text:p>216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666666666667">
                <text:p>212.666666666667</text:p>
              </table:table-cell>
              <table:table-cell office:value-type="float" office:value="172.166666666667">
                <text:p>172.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571428571429">
                <text:p>200.571428571429</text:p>
              </table:table-cell>
              <table:table-cell office:value-type="float" office:value="165.285714285714">
                <text:p>165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.125">
                <text:p>191.125</text:p>
              </table:table-cell>
              <table:table-cell office:value-type="float" office:value="168.125">
                <text:p>168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.111111111111">
                <text:p>186.111111111111</text:p>
              </table:table-cell>
              <table:table-cell office:value-type="float" office:value="165.555555555556">
                <text:p>165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.4">
                <text:p>180.4</text:p>
              </table:table-cell>
              <table:table-cell office:value-type="float" office:value="161.2">
                <text:p>16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.181818181818">
                <text:p>177.181818181818</text:p>
              </table:table-cell>
              <table:table-cell office:value-type="float" office:value="159.818181818182">
                <text:p>159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.5">
                <text:p>175.5</text:p>
              </table:table-cell>
              <table:table-cell office:value-type="float" office:value="162.583333333333">
                <text:p>162.5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.153846153846">
                <text:p>173.1538461538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928571428571">
                <text:p>170.928571428571</text:p>
              </table:table-cell>
              <table:table-cell office:value-type="float" office:value="176.785714285714">
                <text:p>176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266666666667">
                <text:p>195.266666666667</text:p>
              </table:table-cell>
              <table:table-cell office:value-type="float" office:value="181.933333333333">
                <text:p>181.9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.75">
                <text:p>192.75</text:p>
              </table:table-cell>
              <table:table-cell office:value-type="float" office:value="187.25">
                <text:p>18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.235294117647">
                <text:p>190.235294117647</text:p>
              </table:table-cell>
              <table:table-cell office:value-type="float" office:value="183.235294117647">
                <text:p>183.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.166666666667">
                <text:p>189.166666666667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631578947368">
                <text:p>186.631578947368</text:p>
              </table:table-cell>
              <table:table-cell office:value-type="float" office:value="183.473684210526">
                <text:p>183.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.1">
                <text:p>184.1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.809523809524">
                <text:p>181.809523809524</text:p>
              </table:table-cell>
              <table:table-cell office:value-type="float" office:value="177.619047619048">
                <text:p>177.619047619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.590909090909">
                <text:p>179.59090909090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.652173913043">
                <text:p>178.652173913043</text:p>
              </table:table-cell>
              <table:table-cell office:value-type="float" office:value="173.347826086957">
                <text:p>173.347826086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.875">
                <text:p>176.875</text:p>
              </table:table-cell>
              <table:table-cell office:value-type="float" office:value="172.625">
                <text:p>172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.4">
                <text:p>175.4</text:p>
              </table:table-cell>
              <table:table-cell office:value-type="float" office:value="171.08">
                <text:p>171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.692307692308">
                <text:p>173.692307692308</text:p>
              </table:table-cell>
              <table:table-cell office:value-type="float" office:value="169.153846153846">
                <text:p>169.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168.555555555556">
                <text:p>168.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.964285714286">
                <text:p>172.964285714286</text:p>
              </table:table-cell>
              <table:table-cell office:value-type="float" office:value="168.035714285714">
                <text:p>168.03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.206896551724">
                <text:p>172.206896551724</text:p>
              </table:table-cell>
              <table:table-cell office:value-type="float" office:value="167.241379310345">
                <text:p>167.241379310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.966666666667">
                <text:p>170.966666666667</text:p>
              </table:table-cell>
              <table:table-cell office:value-type="float" office:value="166.533333333333">
                <text:p>166.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.870967741936">
                <text:p>169.870967741936</text:p>
              </table:table-cell>
              <table:table-cell office:value-type="float" office:value="167.774193548387">
                <text:p>167.774193548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.78125">
                <text:p>170.78125</text:p>
              </table:table-cell>
              <table:table-cell office:value-type="float" office:value="166.6875">
                <text:p>166.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.30303030303">
                <text:p>170.30303030303</text:p>
              </table:table-cell>
              <table:table-cell office:value-type="float" office:value="165.272727272727">
                <text:p>165.2727272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.852941176471">
                <text:p>169.852941176471</text:p>
              </table:table-cell>
              <table:table-cell office:value-type="float" office:value="168.705882352941">
                <text:p>168.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.171428571429">
                <text:p>171.171428571429</text:p>
              </table:table-cell>
              <table:table-cell office:value-type="float" office:value="171.342857142857">
                <text:p>171.3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174.416666666667">
                <text:p>174.4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.108108108108">
                <text:p>169.108108108108</text:p>
              </table:table-cell>
              <table:table-cell office:value-type="float" office:value="176.945945945946">
                <text:p>176.9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.078947368421">
                <text:p>170.078947368421</text:p>
              </table:table-cell>
              <table:table-cell office:value-type="float" office:value="178.684210526316">
                <text:p>178.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.615384615385">
                <text:p>173.615384615385</text:p>
              </table:table-cell>
              <table:table-cell office:value-type="float" office:value="177.461538461538">
                <text:p>177.46153846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.15">
                <text:p>172.15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.536585365854">
                <text:p>170.536585365854</text:p>
              </table:table-cell>
              <table:table-cell office:value-type="float" office:value="178.926829268293">
                <text:p>178.926829268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.452380952381">
                <text:p>170.452380952381</text:p>
              </table:table-cell>
              <table:table-cell office:value-type="float" office:value="178.547619047619">
                <text:p>178.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.883720930233">
                <text:p>169.883720930233</text:p>
              </table:table-cell>
              <table:table-cell office:value-type="float" office:value="178.627906976744">
                <text:p>178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.727272727273">
                <text:p>169.727272727273</text:p>
              </table:table-cell>
              <table:table-cell office:value-type="float" office:value="179.863636363636">
                <text:p>179.86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111111111111">
                <text:p>169.111111111111</text:p>
              </table:table-cell>
              <table:table-cell office:value-type="float" office:value="181.244444444444">
                <text:p>181.2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0.260869565217">
                <text:p>170.260869565217</text:p>
              </table:table-cell>
              <table:table-cell office:value-type="float" office:value="182.347826086957">
                <text:p>182.347826086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0.446808510638">
                <text:p>170.446808510638</text:p>
              </table:table-cell>
              <table:table-cell office:value-type="float" office:value="182.170212765957">
                <text:p>182.170212765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">
                <text:p>178</text:p>
              </table:table-cell>
              <table:table-cell office:value-type="float" office:value="182.395833333333">
                <text:p>182.395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.571428571429">
                <text:p>178.571428571429</text:p>
              </table:table-cell>
              <table:table-cell office:value-type="float" office:value="183.367346938776">
                <text:p>183.367346938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.04">
                <text:p>178.04</text:p>
              </table:table-cell>
              <table:table-cell office:value-type="float" office:value="183.38">
                <text:p>183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